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3D0000021934909924E31CCA39.png" manifest:media-type="image/png"/>
  <manifest:file-entry manifest:full-path="Pictures/100002010000024300000219232D3D2C0E40BE2E.png" manifest:media-type="image/png"/>
  <manifest:file-entry manifest:full-path="Pictures/100002010000025F0000020BBD68559214E8779D.png" manifest:media-type="image/png"/>
  <manifest:file-entry manifest:full-path="Pictures/100002010000025F0000020B49830092E4D2FD5B.png" manifest:media-type="image/png"/>
  <manifest:file-entry manifest:full-path="Pictures/100002010000023B0000020BD9850AFE9B8FBC0F.png" manifest:media-type="image/png"/>
  <manifest:file-entry manifest:full-path="Pictures/100002010000023D000002197EC2006CC245F24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6.059cm" svg:height="13.837cm" svg:x="0.508cm" svg:y="0.387cm">
          <draw:image xlink:href="Pictures/100002010000025F0000020BBD68559214E8779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16.059cm" svg:height="13.837cm" svg:x="5.08cm" svg:y="2.673cm">
          <draw:image xlink:href="Pictures/100002010000025F0000020B49830092E4D2FD5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1" draw:layer="layout" svg:width="15.107cm" svg:height="13.837cm" svg:x="6.527cm" svg:y="3.664cm">
          <draw:image xlink:href="Pictures/100002010000023B0000020BD9850AFE9B8FBC0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" draw:text-style-name="P1" draw:layer="layout" svg:width="15.16cm" svg:height="14.207cm" svg:x="6.501cm" svg:y="3.479cm">
          <draw:image xlink:href="Pictures/100002010000023D000002197EC2006CC245F24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" draw:text-style-name="P1" draw:layer="layout" svg:width="15.318cm" svg:height="14.207cm" svg:x="6.422cm" svg:y="3.479cm">
          <draw:image xlink:href="Pictures/100002010000024300000219232D3D2C0E40BE2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" draw:text-style-name="P1" draw:layer="layout" svg:width="15.16cm" svg:height="14.207cm" svg:x="6.501cm" svg:y="3.479cm">
          <draw:image xlink:href="Pictures/100002010000023D0000021934909924E31CCA3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8T01:07:29.492983464</meta:creation-date>
    <dc:date>2019-09-18T05:08:20.976683625</dc:date>
    <meta:editing-duration>PT3H50M41S</meta:editing-duration>
    <meta:editing-cycles>1</meta:editing-cycles>
    <meta:document-statistic meta:object-count="39"/>
    <meta:generator>LibreOffice/5.1.6.2$Linux_X86_64 LibreOffice_project/10m0$Build-2</meta:generator>
  </office:meta>
</office:document-meta>
</file>